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283.58mm" svg:y="65.88mm">
            <loext:p draw:notify-on-update-of-ranges="Sheet1.B2:Sheet1.B12 Sheet1.B2:Sheet1.B12 Sheet1.C2:Sheet1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11.41mm" svg:y="117.6mm">
            <loext:p draw:notify-on-update-of-ranges="Sheet1.A2:Sheet1.A12 Sheet1.B2:Sheet1.B12 Sheet1.C2:Sheet1.C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91.32mm" svg:y="5.51mm">
            <loext:p draw:notify-on-update-of-ranges="Sheet1.A2:Sheet1.A12 Sheet1.D2:Sheet1.D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数组大小</text:p>
          </table:table-cell>
          <table:table-cell office:value-type="string" calcext:value-type="string">
            <text:p>循环1</text:p>
          </table:table-cell>
          <table:table-cell office:value-type="string" calcext:value-type="string">
            <text:p>循环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2]/[.C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B3]/[.C3]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4]/[.C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5]/[.C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[.B6]/[.C6]" office:value-type="float" office:value="15.3333333333333" calcext:value-type="float">
            <text:p>15.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[.B7]/[.C7]" office:value-type="float" office:value="13.1666666666667" calcext:value-type="float">
            <text:p>13.1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20" calcext:value-type="float">
            <text:p>20</text:p>
          </table:table-cell>
          <table:table-cell table:formula="of:=[.B8]/[.C8]"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1" calcext:value-type="float">
            <text:p>301</text:p>
          </table:table-cell>
          <table:table-cell office:value-type="float" office:value="38" calcext:value-type="float">
            <text:p>38</text:p>
          </table:table-cell>
          <table:table-cell table:formula="of:=[.B9]/[.C9]" office:value-type="float" office:value="7.92105263157895" calcext:value-type="float">
            <text:p>7.92105263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3" calcext:value-type="float">
            <text:p>903</text:p>
          </table:table-cell>
          <table:table-cell office:value-type="float" office:value="114" calcext:value-type="float">
            <text:p>114</text:p>
          </table:table-cell>
          <table:table-cell table:formula="of:=[.B10]/[.C10]" office:value-type="float" office:value="7.92105263157895" calcext:value-type="float">
            <text:p>7.92105263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06" calcext:value-type="float">
            <text:p>1506</text:p>
          </table:table-cell>
          <table:table-cell office:value-type="float" office:value="259" calcext:value-type="float">
            <text:p>259</text:p>
          </table:table-cell>
          <table:table-cell table:formula="of:=[.B11]/[.C11]" office:value-type="float" office:value="5.81467181467182" calcext:value-type="float">
            <text:p>5.81467181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10" calcext:value-type="float">
            <text:p>2810</text:p>
          </table:table-cell>
          <table:table-cell office:value-type="float" office:value="452" calcext:value-type="float">
            <text:p>452</text:p>
          </table:table-cell>
          <table:table-cell table:formula="of:=[.B12]/[.C12]" office:value-type="float" office:value="6.21681415929204" calcext:value-type="float">
            <text:p>6.2168141593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17]/[.C17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8]/[.C18]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B19]/[.C1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20]/[.C20]"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B21]/[.C21]"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table:formula="of:=[.B22]/[.C22]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6" calcext:value-type="float">
            <text:p>146</text:p>
          </table:table-cell>
          <table:table-cell office:value-type="float" office:value="19" calcext:value-type="float">
            <text:p>19</text:p>
          </table:table-cell>
          <table:table-cell table:formula="of:=[.B23]/[.C23]" office:value-type="float" office:value="7.68421052631579" calcext:value-type="float">
            <text:p>7.68421052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  <table:table-cell table:formula="of:=[.B24]/[.C24]" office:value-type="float" office:value="7.93877551020408" calcext:value-type="float">
            <text:p>7.93877551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68" calcext:value-type="float">
            <text:p>868</text:p>
          </table:table-cell>
          <table:table-cell office:value-type="float" office:value="81" calcext:value-type="float">
            <text:p>81</text:p>
          </table:table-cell>
          <table:table-cell table:formula="of:=[.B25]/[.C25]" office:value-type="float" office:value="10.716049382716" calcext:value-type="float">
            <text:p>10.716049382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70" calcext:value-type="float">
            <text:p>1270</text:p>
          </table:table-cell>
          <table:table-cell office:value-type="float" office:value="250" calcext:value-type="float">
            <text:p>250</text:p>
          </table:table-cell>
          <table:table-cell table:formula="of:=[.B26]/[.C26]" office:value-type="float" office:value="5.08" calcext:value-type="float">
            <text:p>5.0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794" calcext:value-type="float">
            <text:p>2794</text:p>
          </table:table-cell>
          <table:table-cell office:value-type="float" office:value="424" calcext:value-type="float">
            <text:p>424</text:p>
          </table:table-cell>
          <table:table-cell table:formula="of:=[.B27]/[.C27]" office:value-type="float" office:value="6.58962264150943" calcext:value-type="float">
            <text:p>6.58962264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13:05:51.891561518</meta:creation-date>
    <dc:date>2019-04-23T10:43:48.932979879</dc:date>
    <meta:editing-duration>P2DT20H17M17S</meta:editing-duration>
    <meta:editing-cycles>1</meta:editing-cycles>
    <meta:document-statistic meta:table-count="1" meta:cell-count="91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52cm" svg:y="3.954cm" style:legend-expansion="high" chart:style-name="ch2"/>
        <chart:plot-area chart:style-name="ch3" table:cell-range-address="Sheet1.B2:Sheet1.C12" chart:data-source-has-labels="both" svg:x="1.33cm" svg:y="0.18cm" svg:width="11.603cm" svg:height="7.558cm">
          <chartooo:coordinate-region svg:x="2.322cm" svg:y="0.38cm" svg:width="10.24cm" svg:height="6.711cm"/>
          <chart:axis chart:dimension="x" chart:name="primary-x" chart:style-name="ch4" chartooo:axis-type="auto">
            <chartooo:date-scale/>
            <chart:title svg:x="6.074cm" svg:y="7.918cm" chart:style-name="ch5">
              <text:p>数组大小(KB)</text:p>
            </chart:title>
            <chart:categories table:cell-range-address="Sheet1.B2:Sheet1.B12"/>
          </chart:axis>
          <chart:axis chart:dimension="y" chart:name="primary-y" chart:style-name="ch4">
            <chart:title svg:x="0.451cm" svg:y="4.228cm" chart:style-name="ch6">
              <text:p>ms</text:p>
            </chart:title>
            <chart:grid chart:style-name="ch7" chart:class="major"/>
          </chart:axis>
          <chart:series chart:style-name="ch8" chart:values-cell-range-address="Sheet1.B2:Sheet1.B12" loext:label-string="stridr_1" chart:class="chart:line">
            <chart:data-point chart:repeated="11"/>
          </chart:series>
          <chart:series chart:style-name="ch9" chart:values-cell-range-address="Sheet1.C2:Sheet1.C12" loext:label-string="stridd_1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dr_1</text:p>
              </table:table-cell>
              <table:table-cell office:value-type="string">
                <text:p>stridd_16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B2:Sheet1.B12</svg:desc>
                </draw:g>
              </table:table-cell>
              <table:table-cell office:value-type="float" office:value="4">
                <text:p>4</text:p>
                <draw:g>
                  <svg:desc>Sheet1.B2:Sheet1.B12</svg:desc>
                </draw:g>
              </table:table-cell>
              <table:table-cell office:value-type="float" office:value="1">
                <text:p>1</text:p>
                <draw:g>
                  <svg:desc>Sheet1.C2:Sheet1.C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506">
                <text:p>1506</text:p>
              </table:table-cell>
              <table:table-cell office:value-type="float" office:value="1506">
                <text:p>150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2810">
                <text:p>2810</text:p>
              </table:table-cell>
              <table:table-cell office:value-type="float" office:value="2810">
                <text:p>2810</text:p>
              </table:table-cell>
              <table:table-cell office:value-type="float" office:value="452">
                <text:p>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3.952cm" style:legend-expansion="high" chart:style-name="ch2"/>
        <chart:plot-area chart:style-name="ch3" table:cell-range-address="Sheet1.A2:Sheet1.C12" chart:data-source-has-labels="both" svg:x="1.331cm" svg:y="0.18cm" svg:width="11.788cm" svg:height="7.553cm">
          <chartooo:coordinate-region svg:x="2.323cm" svg:y="0.38cm" svg:width="10.609cm" svg:height="6.706cm"/>
          <chart:axis chart:dimension="x" chart:name="primary-x" chart:style-name="ch4" chartooo:axis-type="auto">
            <chart:title svg:x="5.866cm" svg:y="7.913cm" chart:style-name="ch5">
              <text:p>log(数组大小/KB)</text:p>
            </chart:title>
            <chart:categories table:cell-range-address="Sheet1.A2:Sheet1.A12"/>
          </chart:axis>
          <chart:axis chart:dimension="y" chart:name="primary-y" chart:style-name="ch4">
            <chart:title svg:x="0.451cm" svg:y="4.225cm" chart:style-name="ch6">
              <text:p>ms</text:p>
            </chart:title>
            <chart:grid chart:style-name="ch7" chart:class="major"/>
          </chart:axis>
          <chart:series chart:style-name="ch8" chart:values-cell-range-address="Sheet1.B2:Sheet1.B12" loext:label-string="stride1" chart:class="chart:scatter">
            <chart:domain table:cell-range-address="Sheet1.A2:Sheet1.A12"/>
            <chart:data-point chart:repeated="11"/>
          </chart:series>
          <chart:series chart:style-name="ch9" chart:values-cell-range-address="Sheet1.C2:Sheet1.C12" loext:label-string="stride16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de1</text:p>
              </table:table-cell>
              <table:table-cell office:value-type="string">
                <text:p>stride16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:Sheet1.A12</svg:desc>
                </draw:g>
              </table:table-cell>
              <table:table-cell office:value-type="float" office:value="4">
                <text:p>4</text:p>
                <draw:g>
                  <svg:desc>Sheet1.B2:Sheet1.B12</svg:desc>
                </draw:g>
              </table:table-cell>
              <table:table-cell office:value-type="float" office:value="1">
                <text:p>1</text:p>
                <draw:g>
                  <svg:desc>Sheet1.C2:Sheet1.C1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3">
                <text:p>1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1">
                <text:p>3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03">
                <text:p>9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506">
                <text:p>150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810">
                <text:p>2810</text:p>
              </table:table-cell>
              <table:table-cell office:value-type="float" office:value="452">
                <text:p>4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68cm" svg:y="4.121cm" style:legend-expansion="high" chart:style-name="ch2"/>
        <chart:plot-area chart:style-name="ch3" table:cell-range-address="Sheet1.A2:Sheet1.A12 Sheet1.D2:Sheet1.D12" chart:data-source-has-labels="both" svg:x="1.437cm" svg:y="0.18cm" svg:width="12.211cm" svg:height="7.553cm">
          <chartooo:coordinate-region svg:x="1.873cm" svg:y="0.38cm" svg:width="11.403cm" svg:height="6.706cm"/>
          <chart:axis chart:dimension="x" chart:name="primary-x" chart:style-name="ch4" chartooo:axis-type="auto">
            <chart:title svg:x="6.223cm" svg:y="7.913cm" chart:style-name="ch5">
              <text:p>log(数组大小KB)</text:p>
            </chart:title>
            <chart:categories table:cell-range-address="Sheet1.A2:Sheet1.A12"/>
          </chart:axis>
          <chart:axis chart:dimension="y" chart:name="primary-y" chart:style-name="ch4">
            <chart:title svg:x="0.451cm" svg:y="5.845cm" chart:style-name="ch6">
              <text:p>比值（stride1/stride16）</text:p>
            </chart:title>
            <chart:grid chart:style-name="ch7" chart:class="major"/>
          </chart:axis>
          <chart:series chart:style-name="ch8" chart:values-cell-range-address="Sheet1.D2:Sheet1.D12" loext:label-string="比值" chart:class="chart:scatter">
            <chart:domain table:cell-range-address="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比值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:Sheet1.A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  <draw:g>
                  <svg:desc>Sheet1.D2:Sheet1.D1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5.3333333333333">
                <text:p>15.333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3.1666666666667">
                <text:p>13.1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7.92105263157895">
                <text:p>7.921052631578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7.92105263157895">
                <text:p>7.9210526315789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5.81467181467182">
                <text:p>5.814671814671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6.21681415929204">
                <text:p>6.216814159292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